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d55" officeooo:paragraph-rsid="00012d55"/>
    </style:style>
    <style:style style:name="P2" style:family="paragraph" style:parent-style-name="Standard">
      <style:text-properties officeooo:rsid="00012d55" officeooo:paragraph-rsid="0003b84a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officeooo:rsid="0001ed0f" officeooo:paragraph-rsid="0001ed0f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officeooo:rsid="0003b84a" officeooo:paragraph-rsid="0003b84a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officeooo:rsid="00041c28" officeooo:paragraph-rsid="00041c28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officeooo:rsid="0006021e" officeooo:paragraph-rsid="0006021e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1ed0f" officeooo:paragraph-rsid="0001ed0f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1ed0f" officeooo:paragraph-rsid="00041c28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041c28" officeooo:paragraph-rsid="00041c28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041c28" officeooo:paragraph-rsid="0006021e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06021e" officeooo:paragraph-rsid="0006021e"/>
    </style:style>
    <style:style style:name="T1" style:family="text">
      <style:text-properties officeooo:rsid="0003b84a"/>
    </style:style>
    <style:style style:name="T2" style:family="text">
      <style:text-properties officeooo:rsid="00041c28"/>
    </style:style>
    <style:style style:name="T3" style:family="text">
      <style:text-properties officeooo:rsid="000602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P1"><text:tab/>PREGUNTA 2.</text:p>
      <text:p text:style-name="P2"><text:tab/><text:tab/><text:span text:style-name="T1">SELECT </text:span></text:p>
      <text:p text:style-name="P2"><text:span text:style-name="T1"><text:tab/><text:tab/><text:tab/>a.codasig, a.nomasig, a.tipo <text:s text:c="28"/></text:span></text:p>
      <text:p text:style-name="P2"><text:span text:style-name="T1"><text:tab/><text:tab/>FROM </text:span></text:p>
      <text:p text:style-name="P2"><text:span text:style-name="T1"><text:tab/><text:tab/><text:tab/>ASIGNATURA AS a, CURSA AS c, ESTUDIANTE AS e <text:s text:c="30"/><text:tab/><text:tab/><text:tab/>WHERE </text:span></text:p>
      <text:p text:style-name="P2"><text:span text:style-name="T1"><text:tab/><text:tab/><text:tab/>a.codasig = c.codasig AND </text:span></text:p>
      <text:p text:style-name="P2"><text:span text:style-name="T1"><text:tab/><text:tab/><text:tab/>e.carnet = c.carnet AND </text:span></text:p>
      <text:p text:style-name="P2"><text:span text:style-name="T1"><text:tab/><text:tab/><text:tab/>c.trimestre = 'SEPTIEMBRE' AND </text:span></text:p>
      <text:p text:style-name="P2"><text:span text:style-name="T1"><text:tab/><text:tab/><text:tab/>c.anio = 2014 <text:s text:c="59"/></text:span></text:p>
      <text:p text:style-name="P2"><text:span text:style-name="T1"><text:tab/><text:tab/>GROUP BY </text:span></text:p>
      <text:p text:style-name="P2"><text:span text:style-name="T1"><text:tab/><text:tab/><text:tab/>a.codasig, a.nomasig, a.tipo <text:s text:c="42"/></text:span></text:p>
      <text:p text:style-name="P2"><text:span text:style-name="T1"><text:tab/><text:tab/>HAVING </text:span></text:p>
      <text:p text:style-name="P2"><text:span text:style-name="T1"><text:tab/><text:tab/><text:tab/>AVG(e.indice) &gt; 3.5;</text:span></text:p>
      <text:p text:style-name="P2"/>
      <text:p text:style-name="P4"><text:s/>codasig | <text:s text:c="11"/>nomasig <text:s text:c="11"/>| <text:s text:c="3"/>tipo <text:s text:c="4"/></text:p>
      <text:p text:style-name="P4">---------+-------------------------------+-------------</text:p>
      <text:p text:style-name="P4"><text:s/>AA0004 <text:s/>| El Modernismo <text:s text:c="16"/>| Teoria</text:p>
      <text:p text:style-name="P4"><text:s/>MM0001 <text:s/>| Introduccion a la Computacion | Teoria</text:p>
      <text:p text:style-name="P4"><text:s/>AA0001 <text:s/>| Introduccion al Arte <text:s text:c="9"/>| Teoria</text:p>
      <text:p text:style-name="P4"><text:s/>AA0002 <text:s/>| Historia del Arte <text:s text:c="12"/>| Teoria</text:p>
      <text:p text:style-name="P4"><text:s/>MM0003 <text:s/>| Laboratorio de Algoritmos I <text:s text:c="2"/>| Laboratorio</text:p>
      <text:p text:style-name="P4"><text:s/>MM0004 <text:s/>| Laboratorio de Redes I <text:s text:c="7"/>| Laboratorio</text:p>
      <text:p text:style-name="P4"><text:s/>AA0003 <text:s/>| Analisis de la Pintura <text:s text:c="7"/>| Teoria</text:p>
      <text:p text:style-name="P4"><text:s/>MM0002 <text:s/>| Computacion I <text:s text:c="16"/>| Teoria</text:p>
      <text:p text:style-name="P4">(8 rows)</text:p>
      <text:p text:style-name="P3"/>
      <text:p text:style-name="P7"><text:tab/>PREGUNTA 3</text:p>
      <text:p text:style-name="P8"><text:tab/><text:tab/><text:span text:style-name="T2">SELECT </text:span></text:p>
      <text:p text:style-name="P8"><text:span text:style-name="T2"><text:tab/><text:tab/><text:tab/>c.codasig, MIN(c.nota), MAX(c.nota) <text:s text:c="21"/></text:span></text:p>
      <text:p text:style-name="P8"><text:span text:style-name="T2"><text:tab/><text:tab/>FROM </text:span></text:p>
      <text:p text:style-name="P8"><text:span text:style-name="T2"><text:tab/><text:tab/><text:tab/>ESTUDIANTE AS e, CURSA AS c, CARRERA AS t <text:s text:c="33"/><text:tab/><text:tab/><text:tab/>WHERE </text:span></text:p>
      <text:p text:style-name="P8"><text:span text:style-name="T2"><text:tab/><text:tab/><text:tab/>e.carnet = c.carnet AND </text:span></text:p>
      <text:p text:style-name="P8"><text:span text:style-name="T2"><text:tab/><text:tab/><text:tab/>e.idcarrera = t.idcarrera AND </text:span></text:p>
      <text:p text:style-name="P8"><text:span text:style-name="T2"><text:tab/><text:tab/><text:tab/>t.nombre = 'Ing. Mecanica' <text:s/>AND</text:span></text:p>
      <text:p text:style-name="P8"><text:tab/><text:tab/><text:tab/><text:span text:style-name="T2">c.trimestre = 'SEPTIEMBRE' AND</text:span></text:p>
      <text:p text:style-name="P8"><text:tab/><text:tab/><text:tab/><text:span text:style-name="T2">c.anio = 2014</text:span></text:p>
      <text:p text:style-name="P8"><text:span text:style-name="T2"><text:tab/><text:tab/>GROUP BY </text:span></text:p>
      <text:p text:style-name="P8"><text:span text:style-name="T2"><text:tab/><text:tab/><text:tab/><text:tab/>c.codasig;</text:span></text:p>
      <text:p text:style-name="P8"/>
      <text:p text:style-name="P5"><text:s/>codasig | min | max </text:p>
      <text:p text:style-name="P5">---------+-----+-----</text:p>
      <text:p text:style-name="P5"><text:s/>MM0001 <text:s/>| <text:s text:c="2"/>2 | <text:s text:c="2"/>4</text:p>
      <text:p text:style-name="P5"><text:s/>AA0001 <text:s/>| <text:s text:c="2"/>4 | <text:s text:c="2"/>5</text:p>
      <text:p text:style-name="P5">(2 rows)</text:p>
      <text:p text:style-name="P5"/>
      <text:p text:style-name="P5"/>
      <text:p text:style-name="P9"><text:soft-page-break/><text:tab/>PREGUNTA 4</text:p>
      <text:p text:style-name="P10"><text:tab/><text:tab/><text:span text:style-name="T3">SELECT </text:span></text:p>
      <text:p text:style-name="P10"><text:span text:style-name="T3"><text:tab/><text:tab/><text:tab/>idcarrera, carnet, nombres, apellidos <text:s text:c="18"/></text:span></text:p>
      <text:p text:style-name="P10"><text:span text:style-name="T3"><text:tab/><text:tab/> FROM </text:span></text:p>
      <text:p text:style-name="P10"><text:span text:style-name="T3"><text:tab/><text:tab/><text:tab/>ESTUDIANTE <text:s text:c="64"/></text:span></text:p>
      <text:p text:style-name="P10"><text:span text:style-name="T3"><text:tab/><text:tab/>EXCEPT <text:s text:c="73"/></text:span></text:p>
      <text:p text:style-name="P10"><text:span text:style-name="T3"><text:tab/><text:tab/><text:tab/>SELECT </text:span></text:p>
      <text:p text:style-name="P10"><text:span text:style-name="T3"><text:tab/><text:tab/><text:tab/><text:tab/>e1.idcarrera, e1.carnet, e1.nombres, e1.apellidos <text:s text:c="23"/></text:span></text:p>
      <text:p text:style-name="P10"><text:span text:style-name="T3"><text:tab/><text:tab/><text:tab/>FROM </text:span></text:p>
      <text:p text:style-name="P10"><text:span text:style-name="T3"><text:tab/><text:tab/><text:tab/><text:tab/>ESTUDIANTE AS e1, ESTUDIANTE AS e2 <text:s text:c="40"/><text:tab/><text:tab/><text:tab/><text:tab/>WHERE </text:span></text:p>
      <text:p text:style-name="P10"><text:span text:style-name="T3"><text:tab/><text:tab/><text:tab/><text:tab/>e1.idcarrera = e2.idcarrera AND </text:span></text:p>
      <text:p text:style-name="P10"><text:span text:style-name="T3"><text:tab/><text:tab/><text:tab/><text:tab/>e1.indice &gt; e2.indice</text:span></text:p>
      <text:p text:style-name="P10"><text:span text:style-name="T3"><text:tab/><text:tab/>;</text:span></text:p>
      <text:p text:style-name="P10"/>
      <text:p text:style-name="P10"><text:tab/><text:tab/><text:span text:style-name="T3"> idcarrera | carnet <text:s/>| nombres | apellidos </text:span></text:p>
      <text:p text:style-name="P6">-----------+---------+---------+-----------</text:p>
      <text:p text:style-name="P6"><text:s text:c="9"/>9 | 9890123 | Carmen <text:s/>| Lopez</text:p>
      <text:p text:style-name="P6"><text:s text:c="8"/>10 | 0022333 | Andres <text:s/>| Sanchez</text:p>
      <text:p text:style-name="P6"><text:s text:c="9"/>8 | 9834567 | Manuel <text:s/>| Garcia</text:p>
      <text:p text:style-name="P6">(3 rows)</text:p>
      <text:p text:style-name="P6"/>
      <text:p text:style-name="P11"><text:tab/>PREGUNTA 5</text:p>
      <text:p text:style-name="P11"><text:tab/><text:tab/></text:p>
      <text:p text:style-name="P7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2:26:06.685537382</meta:creation-date>
    <dc:date>2015-06-09T13:41:57.293239708</dc:date>
    <meta:editing-duration>PT45M16S</meta:editing-duration>
    <meta:editing-cycles>4</meta:editing-cycles>
    <meta:generator>LibreOffice/4.3.6.2$Linux_x86 LibreOffice_project/d50a87b2e514536ed401c18000dad4660b6a169e</meta:generator>
    <meta:document-statistic meta:table-count="0" meta:image-count="0" meta:object-count="0" meta:page-count="2" meta:paragraph-count="64" meta:word-count="238" meta:character-count="2144" meta:non-whitespace-character-count="1233"/>
  </office:meta>
</office:document-meta>
</file>